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ba87" officeooo:paragraph-rsid="00087dfc"/>
    </style:style>
    <style:style style:name="P2" style:family="paragraph" style:parent-style-name="Standard">
      <style:text-properties officeooo:rsid="00099a9b" officeooo:paragraph-rsid="00099a9b"/>
    </style:style>
    <style:style style:name="P3" style:family="paragraph" style:parent-style-name="Standard">
      <style:text-properties officeooo:rsid="00099a9b" officeooo:paragraph-rsid="00099a9b"/>
    </style:style>
    <style:style style:name="P4" style:family="paragraph" style:parent-style-name="Standard">
      <style:text-properties fo:font-weight="bold" officeooo:rsid="00099a9b" officeooo:paragraph-rsid="00099a9b" fo:background-color="#ffff00" style:font-weight-asian="bold" style:font-weight-complex="bold"/>
    </style:style>
    <style:style style:name="P5" style:family="paragraph" style:parent-style-name="Standard">
      <style:text-properties officeooo:paragraph-rsid="000b8532"/>
    </style:style>
    <style:style style:name="P6" style:family="paragraph" style:parent-style-name="Standard">
      <style:text-properties officeooo:rsid="000b8532" officeooo:paragraph-rsid="000b8532"/>
    </style:style>
    <style:style style:name="T1" style:family="text">
      <style:text-properties officeooo:rsid="00087dfc"/>
    </style:style>
    <style:style style:name="T2" style:family="text">
      <style:text-properties officeooo:rsid="0013ba87"/>
    </style:style>
    <style:style style:name="T3" style:family="text">
      <style:text-properties officeooo:rsid="000b8532"/>
    </style:style>
    <style:style style:name="T4" style:family="text">
      <style:text-properties style:text-position="super 58%" officeooo:rsid="000b8532"/>
    </style:style>
    <style:style style:name="T5" style:family="text">
      <style:text-properties fo:font-variant="normal" fo:text-transform="none" fo:color="#444444" style:font-name="Helvetica Neue"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ser</text:span> Manual:-</text:p>
      <text:p text:style-name="P1"/>
      <text:p text:style-name="P1">/***********************************************************************************</text:p>
      <text:p text:style-name="P1">PROGRAM <text:s text:c="4"/>: <text:span text:style-name="T3">Adventure Fighter</text:span></text:p>
      <text:p text:style-name="P1">Coder <text:s text:c="15"/>: Mosfiqur Rahman (mr986@drexel.edu)</text:p>
      <text:p text:style-name="P1">Last Modified : <text:span text:style-name="T3">2</text:span><text:span text:style-name="T4">nd</text:span><text:span text:style-name="T3"> June</text:span>, 2016.</text:p>
      <text:p text:style-name="P1">**********************************************************************************/</text:p>
      <text:p text:style-name="P5"><text:span text:style-name="T2">PROGRAM PURPOSE <text:s text:c="7"/>: This program is </text:span><text:span text:style-name="T5">small piece of a game.</text:span><text:span text:style-name="T2"> </text:span><text:span text:style-name="T5">This focuses on combat between a player and series of monsters. In this game a hero will encounter and fight a series of enemies.</text:span></text:p>
      <text:p text:style-name="P1"/>
      <text:p text:style-name="P2"><text:tab/>To run the program, please open the <text:span text:style-name="T3">main.cpp</text:span> <text:span text:style-name="T3">along with other .h and .cpp </text:span>file<text:span text:style-name="T3">s</text:span> in a </text:p>
      <text:p text:style-name="P2">compiler that is able to compile any program, which is written in C++. <text:span text:style-name="T3">If you want to compile it through the terminal, then write a g++ command to compile all the file. </text:span>After that, build and run the </text:p>
      <text:p text:style-name="P2">program. </text:p>
      <text:p text:style-name="P2"><text:s/>A new window will pop-up. It will show you a few lines about the purpose of the program. Then it </text:p>
      <text:p text:style-name="P2">will <text:span text:style-name="T3">ask you the name of your Hero. After that the game will start. You'll see your health, special attacks and other possible attack options in every loop. You'll face at most five monsters. If you can defeat all your enemies then a congratulation message will pop up and the game will over making you a winner. On the other hand, if you become defeated before this point you'll lose and the game will be over. </text:span></text:p>
      <text:p text:style-name="P2"/>
      <text:p text:style-name="P6">Now, what are you waiting for? Enjoy the Adventure Fighter!!!!</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21:55:47.573820501</meta:creation-date>
    <dc:date>2016-06-02T23:44:24.812945619</dc:date>
    <meta:editing-duration>PT8M41S</meta:editing-duration>
    <meta:editing-cycles>3</meta:editing-cycles>
    <meta:generator>LibreOffice/4.2.8.2$Linux_X86_64 LibreOffice_project/420m0$Build-2</meta:generator>
    <meta:document-statistic meta:table-count="0" meta:image-count="0" meta:object-count="0" meta:page-count="1" meta:paragraph-count="13" meta:word-count="216" meta:character-count="1358" meta:non-whitespace-character-count="1122"/>
  </office:meta>
</office:document-meta>
</file>